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752509"/>
          <table:table-cell office:value-type="float" office:value="0.31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29.0"/>
          <table:table-cell office:value-type="float" office:value="347.0"/>
          <table:table-cell office:value-type="float" office:value="7102.0"/>
          <table:table-cell office:value-type="float" office:value="25368.0"/>
          <table:table-cell office:value-type="float" office:value="95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829.0"/>
          <table:table-cell office:value-type="float" office:value="60071.0"/>
          <table:table-cell office:value-type="float" office:value="52833.0"/>
          <table:table-cell office:value-type="float" office:value="39206.0"/>
          <table:table-cell office:value-type="float" office:value="10821.0"/>
          <table:table-cell office:value-type="float" office:value="21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683999"/>
          <table:table-cell office:value-type="float" office:value="0.2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9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528.0"/>
          <table:table-cell office:value-type="float" office:value="51743.0"/>
          <table:table-cell office:value-type="float" office:value="3749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76477"/>
          <table:table-cell office:value-type="float" office:value="0.371"/>
          <table:table-cell office:value-type="float" office:value="0.05"/>
          <table:table-cell office:value-type="float" office:value="888.0"/>
          <table:table-cell office:value-type="float" office:value="0.0"/>
          <table:table-cell office:value-type="float" office:value="15.0"/>
          <table:table-cell office:value-type="float" office:value="551.0"/>
          <table:table-cell office:value-type="float" office:value="1667.0"/>
          <table:table-cell office:value-type="float" office:value="7102.0"/>
          <table:table-cell office:value-type="float" office:value="25380.0"/>
          <table:table-cell office:value-type="float" office:value="953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829.0"/>
          <table:table-cell office:value-type="float" office:value="60071.0"/>
          <table:table-cell office:value-type="float" office:value="52833.0"/>
          <table:table-cell office:value-type="float" office:value="39206.0"/>
          <table:table-cell office:value-type="float" office:value="10821.0"/>
          <table:table-cell office:value-type="float" office:value="217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740814"/>
          <table:table-cell office:value-type="float" office:value="0.2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9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527.0"/>
          <table:table-cell office:value-type="float" office:value="51742.0"/>
          <table:table-cell office:value-type="float" office:value="3749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814201"/>
          <table:table-cell office:value-type="float" office:value="0.304"/>
          <table:table-cell office:value-type="float" office:value="0.03"/>
          <table:table-cell office:value-type="float" office:value="273.0"/>
          <table:table-cell office:value-type="float" office:value="0.0"/>
          <table:table-cell office:value-type="float" office:value="2.0"/>
          <table:table-cell office:value-type="float" office:value="306.0"/>
          <table:table-cell office:value-type="float" office:value="713.0"/>
          <table:table-cell office:value-type="float" office:value="7102.0"/>
          <table:table-cell office:value-type="float" office:value="25373.0"/>
          <table:table-cell office:value-type="float" office:value="93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829.0"/>
          <table:table-cell office:value-type="float" office:value="60071.0"/>
          <table:table-cell office:value-type="float" office:value="52833.0"/>
          <table:table-cell office:value-type="float" office:value="39206.0"/>
          <table:table-cell office:value-type="float" office:value="10821.0"/>
          <table:table-cell office:value-type="float" office:value="217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